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2708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11.6416666666667cm"/>
    </style:style>
    <style:style style:name="co10" style:family="table-column">
      <style:table-column-properties fo:break-before="auto" style:column-width="3.65125cm"/>
    </style:style>
    <style:style style:name="co11" style:family="table-column">
      <style:table-column-properties fo:break-before="auto" style:column-width="3.62479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5.45041666666667cm"/>
    </style:style>
    <style:style style:name="co14" style:family="table-column">
      <style:table-column-properties fo:break-before="auto" style:column-width="1.64041666666667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lendor_Cartes_-_sans_reque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1012" table:default-cell-style-name="ce1"/>
        <table:table-column table:style-name="co14" table:number-columns-repeated="15359" table:default-cell-style-name="ce1"/>
        <table:table-row table:style-name="ro1">
          <table:table-cell office:value-type="string" table:style-name="ce2">
            <text:p>Niveau (1 à 3, 4==noble)</text:p>
          </table:table-cell>
          <table:table-cell office:value-type="string" table:style-name="ce2">
            <text:p>Ressource</text:p>
          </table:table-cell>
          <table:table-cell office:value-type="string" table:style-name="ce2">
            <text:p>Points prestige</text:p>
          </table:table-cell>
          <table:table-cell office:value-type="string" table:style-name="ce2">
            <text:p>Coût Rubis (1)</text:p>
          </table:table-cell>
          <table:table-cell office:value-type="string" table:style-name="ce2">
            <text:p>Coût Emeraude (2)</text:p>
          </table:table-cell>
          <table:table-cell office:value-type="string" table:style-name="ce2">
            <text:p>Coût Onyx (3)</text:p>
          </table:table-cell>
          <table:table-cell office:value-type="string" table:style-name="ce2">
            <text:p>Coût Saphir (4)</text:p>
          </table:table-cell>
          <table:table-cell office:value-type="string" table:style-name="ce2">
            <text:p>Coût Diamant (5)</text:p>
          </table:table-cell>
          <table:table-cell table:number-columns-repeated="16376" table:style-name="ce2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office:string-value="insert into card(idcard, fkRessource, level, nbPtPrestige) values (2, 0,4,3)" table:formula="of:=&quot;insert into card(idcard, fkRessource, level, nbPtPrestige) values (&quot;&amp;ROW()&amp;&quot;, 0,&quot;&amp;[.A2]&amp;&quot;,&quot;&amp;[.C2]&amp;&quot;)&quot;" table:style-name="ce1">
            <text:p>insert into card(idcard, fkRessource, level, nbPtPrestige) values (2, 0,4,3)</text:p>
          </table:table-cell>
          <table:table-cell table:number-columns-repeated="16375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office:string-value="insert into card(idcard, fkRessource, level, nbPtPrestige) values (3, 0,4,3)" table:formula="of:=&quot;insert into card(idcard, fkRessource, level, nbPtPrestige) values (&quot;&amp;ROW()&amp;&quot;, 0,&quot;&amp;[.A3]&amp;&quot;,&quot;&amp;[.C3]&amp;&quot;)&quot;" table:style-name="ce1">
            <text:p>insert into card(idcard, fkRessource, level, nbPtPrestige) values (3, 0,4,3)</text:p>
          </table:table-cell>
          <table:table-cell table:number-columns-repeated="16375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office:string-value="insert into card(idcard, fkRessource, level, nbPtPrestige) values (4, 0,4,3)" table:formula="of:=&quot;insert into card(idcard, fkRessource, level, nbPtPrestige) values (&quot;&amp;ROW()&amp;&quot;, 0,&quot;&amp;[.A4]&amp;&quot;,&quot;&amp;[.C4]&amp;&quot;)&quot;" table:style-name="ce1">
            <text:p>insert into card(idcard, fkRessource, level, nbPtPrestige) values (4, 0,4,3)</text:p>
          </table:table-cell>
          <table:table-cell table:number-columns-repeated="16375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office:string-value="insert into card(idcard, fkRessource, level, nbPtPrestige) values (5, 0,4,3)" table:formula="of:=&quot;insert into card(idcard, fkRessource, level, nbPtPrestige) values (&quot;&amp;ROW()&amp;&quot;, 0,&quot;&amp;[.A5]&amp;&quot;,&quot;&amp;[.C5]&amp;&quot;)&quot;" table:style-name="ce1">
            <text:p>insert into card(idcard, fkRessource, level, nbPtPrestige) values (5, 0,4,3)</text:p>
          </table:table-cell>
          <table:table-cell table:number-columns-repeated="16375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office:string-value="insert into card(idcard, fkRessource, level, nbPtPrestige) values (6, 0,4,3)" table:formula="of:=&quot;insert into card(idcard, fkRessource, level, nbPtPrestige) values (&quot;&amp;ROW()&amp;&quot;, 0,&quot;&amp;[.A6]&amp;&quot;,&quot;&amp;[.C6]&amp;&quot;)&quot;" table:style-name="ce1">
            <text:p>insert into card(idcard, fkRessource, level, nbPtPrestige) values (6, 0,4,3)</text:p>
          </table:table-cell>
          <table:table-cell table:number-columns-repeated="16375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office:string-value="insert into card(idcard, fkRessource, level, nbPtPrestige) values (7, 0,4,3)" table:formula="of:=&quot;insert into card(idcard, fkRessource, level, nbPtPrestige) values (&quot;&amp;ROW()&amp;&quot;, 0,&quot;&amp;[.A7]&amp;&quot;,&quot;&amp;[.C7]&amp;&quot;)&quot;" table:style-name="ce1">
            <text:p>insert into card(idcard, fkRessource, level, nbPtPrestige) values (7, 0,4,3)</text:p>
          </table:table-cell>
          <table:table-cell table:number-columns-repeated="16375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office:string-value="insert into card(idcard, fkRessource, level, nbPtPrestige) values (8, 0,4,3)" table:formula="of:=&quot;insert into card(idcard, fkRessource, level, nbPtPrestige) values (&quot;&amp;ROW()&amp;&quot;, 0,&quot;&amp;[.A8]&amp;&quot;,&quot;&amp;[.C8]&amp;&quot;)&quot;" table:style-name="ce1">
            <text:p>insert into card(idcard, fkRessource, level, nbPtPrestige) values (8, 0,4,3)</text:p>
          </table:table-cell>
          <table:table-cell table:number-columns-repeated="16375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office:string-value="insert into card(idcard, fkRessource, level, nbPtPrestige) values (9, 0,4,3)" table:formula="of:=&quot;insert into card(idcard, fkRessource, level, nbPtPrestige) values (&quot;&amp;ROW()&amp;&quot;, 0,&quot;&amp;[.A9]&amp;&quot;,&quot;&amp;[.C9]&amp;&quot;)&quot;" table:style-name="ce1">
            <text:p>insert into card(idcard, fkRessource, level, nbPtPrestige) values (9, 0,4,3)</text:p>
          </table:table-cell>
          <table:table-cell table:number-columns-repeated="16375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office:string-value="insert into card(idcard, fkRessource, level, nbPtPrestige) values (10, 0,4,3)" table:formula="of:=&quot;insert into card(idcard, fkRessource, level, nbPtPrestige) values (&quot;&amp;ROW()&amp;&quot;, 0,&quot;&amp;[.A10]&amp;&quot;,&quot;&amp;[.C10]&amp;&quot;)&quot;" table:style-name="ce1">
            <text:p>insert into card(idcard, fkRessource, level, nbPtPrestige) values (10, 0,4,3)</text:p>
          </table:table-cell>
          <table:table-cell table:number-columns-repeated="16375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office:string-value="insert into card(idcard, fkRessource, level, nbPtPrestige) values (11, 0,4,3)" table:formula="of:=&quot;insert into card(idcard, fkRessource, level, nbPtPrestige) values (&quot;&amp;ROW()&amp;&quot;, 0,&quot;&amp;[.A11]&amp;&quot;,&quot;&amp;[.C11]&amp;&quot;)&quot;" table:style-name="ce1">
            <text:p>insert into card(idcard, fkRessource, level, nbPtPrestige) values (11, 0,4,3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office:string-value="insert into card(idcard, fkRessource, level, nbPtPrestige) values (12,4,3,5)" table:formula="of:=&quot;insert into card(idcard, fkRessource, level, nbPtPrestige) values (&quot; &amp; ROW() &amp;&quot;,&quot; &amp; [.B12] &amp; &quot;,&quot; &amp; [.A12] &amp; &quot;,&quot; &amp; [.C12] &amp; &quot;)&quot;" table:style-name="ce1">
            <text:p>insert into card(idcard, fkRessource, level, nbPtPrestige) values (12,4,3,5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office:string-value="insert into card(idcard, fkRessource, level, nbPtPrestige) values (13,3,3,5)" table:formula="of:=&quot;insert into card(idcard, fkRessource, level, nbPtPrestige) values (&quot; &amp; ROW() &amp;&quot;,&quot; &amp; [.B13] &amp; &quot;,&quot; &amp; [.A13] &amp; &quot;,&quot; &amp; [.C13] &amp; &quot;)&quot;" table:style-name="ce1">
            <text:p>insert into card(idcard, fkRessource, level, nbPtPrestige) values (13,3,3,5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office:string-value="insert into card(idcard, fkRessource, level, nbPtPrestige) values (14,2,3,3)" table:formula="of:=&quot;insert into card(idcard, fkRessource, level, nbPtPrestige) values (&quot; &amp; ROW() &amp;&quot;,&quot; &amp; [.B14] &amp; &quot;,&quot; &amp; [.A14] &amp; &quot;,&quot; &amp; [.C14] &amp; &quot;)&quot;" table:style-name="ce1">
            <text:p>insert into card(idcard, fkRessource, level, nbPtPrestige) values (14,2,3,3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office:string-value="insert into card(idcard, fkRessource, level, nbPtPrestige) values (15,5,3,3)" table:formula="of:=&quot;insert into card(idcard, fkRessource, level, nbPtPrestige) values (&quot; &amp; ROW() &amp;&quot;,&quot; &amp; [.B15] &amp; &quot;,&quot; &amp; [.A15] &amp; &quot;,&quot; &amp; [.C15] &amp; &quot;)&quot;" table:style-name="ce1">
            <text:p>insert into card(idcard, fkRessource, level, nbPtPrestige) values (15,5,3,3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office:string-value="insert into card(idcard, fkRessource, level, nbPtPrestige) values (16,1,3,4)" table:formula="of:=&quot;insert into card(idcard, fkRessource, level, nbPtPrestige) values (&quot; &amp; ROW() &amp;&quot;,&quot; &amp; [.B16] &amp; &quot;,&quot; &amp; [.A16] &amp; &quot;,&quot; &amp; [.C16] &amp; &quot;)&quot;" table:style-name="ce1">
            <text:p>insert into card(idcard, fkRessource, level, nbPtPrestige) values (16,1,3,4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office:string-value="insert into card(idcard, fkRessource, level, nbPtPrestige) values (17,2,3,4)" table:formula="of:=&quot;insert into card(idcard, fkRessource, level, nbPtPrestige) values (&quot; &amp; ROW() &amp;&quot;,&quot; &amp; [.B17] &amp; &quot;,&quot; &amp; [.A17] &amp; &quot;,&quot; &amp; [.C17] &amp; &quot;)&quot;" table:style-name="ce1">
            <text:p>insert into card(idcard, fkRessource, level, nbPtPrestige) values (17,2,3,4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office:string-value="insert into card(idcard, fkRessource, level, nbPtPrestige) values (18,5,3,4)" table:formula="of:=&quot;insert into card(idcard, fkRessource, level, nbPtPrestige) values (&quot; &amp; ROW() &amp;&quot;,&quot; &amp; [.B18] &amp; &quot;,&quot; &amp; [.A18] &amp; &quot;,&quot; &amp; [.C18] &amp; &quot;)&quot;" table:style-name="ce1">
            <text:p>insert into card(idcard, fkRessource, level, nbPtPrestige) values (18,5,3,4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office:string-value="insert into card(idcard, fkRessource, level, nbPtPrestige) values (19,5,3,5)" table:formula="of:=&quot;insert into card(idcard, fkRessource, level, nbPtPrestige) values (&quot; &amp; ROW() &amp;&quot;,&quot; &amp; [.B19] &amp; &quot;,&quot; &amp; [.A19] &amp; &quot;,&quot; &amp; [.C19] &amp; &quot;)&quot;" table:style-name="ce1">
            <text:p>insert into card(idcard, fkRessource, level, nbPtPrestige) values (19,5,3,5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string" office:string-value="insert into card(idcard, fkRessource, level, nbPtPrestige) values (20,1,3,4)" table:formula="of:=&quot;insert into card(idcard, fkRessource, level, nbPtPrestige) values (&quot; &amp; ROW() &amp;&quot;,&quot; &amp; [.B20] &amp; &quot;,&quot; &amp; [.A20] &amp; &quot;,&quot; &amp; [.C20] &amp; &quot;)&quot;" table:style-name="ce1">
            <text:p>insert into card(idcard, fkRessource, level, nbPtPrestige) values (20,1,3,4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office:string-value="insert into card(idcard, fkRessource, level, nbPtPrestige) values (21,4,3,4)" table:formula="of:=&quot;insert into card(idcard, fkRessource, level, nbPtPrestige) values (&quot; &amp; ROW() &amp;&quot;,&quot; &amp; [.B21] &amp; &quot;,&quot; &amp; [.A21] &amp; &quot;,&quot; &amp; [.C21] &amp; &quot;)&quot;" table:style-name="ce1">
            <text:p>insert into card(idcard, fkRessource, level, nbPtPrestige) values (21,4,3,4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string" office:string-value="insert into card(idcard, fkRessource, level, nbPtPrestige) values (22,2,3,5)" table:formula="of:=&quot;insert into card(idcard, fkRessource, level, nbPtPrestige) values (&quot; &amp; ROW() &amp;&quot;,&quot; &amp; [.B22] &amp; &quot;,&quot; &amp; [.A22] &amp; &quot;,&quot; &amp; [.C22] &amp; &quot;)&quot;" table:style-name="ce1">
            <text:p>insert into card(idcard, fkRessource, level, nbPtPrestige) values (22,2,3,5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4" table:style-name="ce1"/>
          <table:table-cell office:value-type="string" office:string-value="insert into card(idcard, fkRessource, level, nbPtPrestige) values (23,3,3,4)" table:formula="of:=&quot;insert into card(idcard, fkRessource, level, nbPtPrestige) values (&quot; &amp; ROW() &amp;&quot;,&quot; &amp; [.B23] &amp; &quot;,&quot; &amp; [.A23] &amp; &quot;,&quot; &amp; [.C23] &amp; &quot;)&quot;" table:style-name="ce1">
            <text:p>insert into card(idcard, fkRessource, level, nbPtPrestige) values (23,3,3,4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office:string-value="insert into card(idcard, fkRessource, level, nbPtPrestige) values (24,1,3,3)" table:formula="of:=&quot;insert into card(idcard, fkRessource, level, nbPtPrestige) values (&quot; &amp; ROW() &amp;&quot;,&quot; &amp; [.B24] &amp; &quot;,&quot; &amp; [.A24] &amp; &quot;,&quot; &amp; [.C24] &amp; &quot;)&quot;" table:style-name="ce1">
            <text:p>insert into card(idcard, fkRessource, level, nbPtPrestige) values (24,1,3,3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office:string-value="insert into card(idcard, fkRessource, level, nbPtPrestige) values (25,4,3,3)" table:formula="of:=&quot;insert into card(idcard, fkRessource, level, nbPtPrestige) values (&quot; &amp; ROW() &amp;&quot;,&quot; &amp; [.B25] &amp; &quot;,&quot; &amp; [.A25] &amp; &quot;,&quot; &amp; [.C25] &amp; &quot;)&quot;" table:style-name="ce1">
            <text:p>insert into card(idcard, fkRessource, level, nbPtPrestige) values (25,4,3,3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string" office:string-value="insert into card(idcard, fkRessource, level, nbPtPrestige) values (26,2,3,4)" table:formula="of:=&quot;insert into card(idcard, fkRessource, level, nbPtPrestige) values (&quot; &amp; ROW() &amp;&quot;,&quot; &amp; [.B26] &amp; &quot;,&quot; &amp; [.A26] &amp; &quot;,&quot; &amp; [.C26] &amp; &quot;)&quot;" table:style-name="ce1">
            <text:p>insert into card(idcard, fkRessource, level, nbPtPrestige) values (26,2,3,4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office:string-value="insert into card(idcard, fkRessource, level, nbPtPrestige) values (27,3,3,4)" table:formula="of:=&quot;insert into card(idcard, fkRessource, level, nbPtPrestige) values (&quot; &amp; ROW() &amp;&quot;,&quot; &amp; [.B27] &amp; &quot;,&quot; &amp; [.A27] &amp; &quot;,&quot; &amp; [.C27] &amp; &quot;)&quot;" table:style-name="ce1">
            <text:p>insert into card(idcard, fkRessource, level, nbPtPrestige) values (27,3,3,4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string" office:string-value="insert into card(idcard, fkRessource, level, nbPtPrestige) values (28,4,3,4)" table:formula="of:=&quot;insert into card(idcard, fkRessource, level, nbPtPrestige) values (&quot; &amp; ROW() &amp;&quot;,&quot; &amp; [.B28] &amp; &quot;,&quot; &amp; [.A28] &amp; &quot;,&quot; &amp; [.C28] &amp; &quot;)&quot;" table:style-name="ce1">
            <text:p>insert into card(idcard, fkRessource, level, nbPtPrestige) values (28,4,3,4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string" office:string-value="insert into card(idcard, fkRessource, level, nbPtPrestige) values (29,1,3,5)" table:formula="of:=&quot;insert into card(idcard, fkRessource, level, nbPtPrestige) values (&quot; &amp; ROW() &amp;&quot;,&quot; &amp; [.B29] &amp; &quot;,&quot; &amp; [.A29] &amp; &quot;,&quot; &amp; [.C29] &amp; &quot;)&quot;" table:style-name="ce1">
            <text:p>insert into card(idcard, fkRessource, level, nbPtPrestige) values (29,1,3,5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office:string-value="insert into card(idcard, fkRessource, level, nbPtPrestige) values (30,5,3,4)" table:formula="of:=&quot;insert into card(idcard, fkRessource, level, nbPtPrestige) values (&quot; &amp; ROW() &amp;&quot;,&quot; &amp; [.B30] &amp; &quot;,&quot; &amp; [.A30] &amp; &quot;,&quot; &amp; [.C30] &amp; &quot;)&quot;" table:style-name="ce1">
            <text:p>insert into card(idcard, fkRessource, level, nbPtPrestige) values (30,5,3,4)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office:string-value="insert into card(idcard, fkRessource, level, nbPtPrestige) values (31,3,3,3)" table:formula="of:=&quot;insert into card(idcard, fkRessource, level, nbPtPrestige) values (&quot; &amp; ROW() &amp;&quot;,&quot; &amp; [.B31] &amp; &quot;,&quot; &amp; [.A31] &amp; &quot;,&quot; &amp; [.C31] &amp; &quot;)&quot;" table:style-name="ce1">
            <text:p>insert into card(idcard, fkRessource, level, nbPtPrestige) values (31,3,3,3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string" office:string-value="insert into card(idcard, fkRessource, level, nbPtPrestige) values (32,5,2,2)" table:formula="of:=&quot;insert into card(idcard, fkRessource, level, nbPtPrestige) values (&quot; &amp; ROW() &amp;&quot;,&quot; &amp; [.B32] &amp; &quot;,&quot; &amp; [.A32] &amp; &quot;,&quot; &amp; [.C32] &amp; &quot;)&quot;" table:style-name="ce1">
            <text:p>insert into card(idcard, fkRessource, level, nbPtPrestige) values (32,5,2,2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office:string-value="insert into card(idcard, fkRessource, level, nbPtPrestige) values (33,1,2,1)" table:formula="of:=&quot;insert into card(idcard, fkRessource, level, nbPtPrestige) values (&quot; &amp; ROW() &amp;&quot;,&quot; &amp; [.B33] &amp; &quot;,&quot; &amp; [.A33] &amp; &quot;,&quot; &amp; [.C33] &amp; &quot;)&quot;" table:style-name="ce1">
            <text:p>insert into card(idcard, fkRessource, level, nbPtPrestige) values (33,1,2,1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office:string-value="insert into card(idcard, fkRessource, level, nbPtPrestige) values (34,5,2,1)" table:formula="of:=&quot;insert into card(idcard, fkRessource, level, nbPtPrestige) values (&quot; &amp; ROW() &amp;&quot;,&quot; &amp; [.B34] &amp; &quot;,&quot; &amp; [.A34] &amp; &quot;,&quot; &amp; [.C34] &amp; &quot;)&quot;" table:style-name="ce1">
            <text:p>insert into card(idcard, fkRessource, level, nbPtPrestige) values (34,5,2,1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office:string-value="insert into card(idcard, fkRessource, level, nbPtPrestige) values (35,5,2,2)" table:formula="of:=&quot;insert into card(idcard, fkRessource, level, nbPtPrestige) values (&quot; &amp; ROW() &amp;&quot;,&quot; &amp; [.B35] &amp; &quot;,&quot; &amp; [.A35] &amp; &quot;,&quot; &amp; [.C35] &amp; &quot;)&quot;" table:style-name="ce1">
            <text:p>insert into card(idcard, fkRessource, level, nbPtPrestige) values (35,5,2,2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office:string-value="insert into card(idcard, fkRessource, level, nbPtPrestige) values (36,5,2,1)" table:formula="of:=&quot;insert into card(idcard, fkRessource, level, nbPtPrestige) values (&quot; &amp; ROW() &amp;&quot;,&quot; &amp; [.B36] &amp; &quot;,&quot; &amp; [.A36] &amp; &quot;,&quot; &amp; [.C36] &amp; &quot;)&quot;" table:style-name="ce1">
            <text:p>insert into card(idcard, fkRessource, level, nbPtPrestige) values (36,5,2,1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office:string-value="insert into card(idcard, fkRessource, level, nbPtPrestige) values (37,2,2,2)" table:formula="of:=&quot;insert into card(idcard, fkRessource, level, nbPtPrestige) values (&quot; &amp; ROW() &amp;&quot;,&quot; &amp; [.B37] &amp; &quot;,&quot; &amp; [.A37] &amp; &quot;,&quot; &amp; [.C37] &amp; &quot;)&quot;" table:style-name="ce1">
            <text:p>insert into card(idcard, fkRessource, level, nbPtPrestige) values (37,2,2,2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office:string-value="insert into card(idcard, fkRessource, level, nbPtPrestige) values (38,4,2,2)" table:formula="of:=&quot;insert into card(idcard, fkRessource, level, nbPtPrestige) values (&quot; &amp; ROW() &amp;&quot;,&quot; &amp; [.B38] &amp; &quot;,&quot; &amp; [.A38] &amp; &quot;,&quot; &amp; [.C38] &amp; &quot;)&quot;" table:style-name="ce1">
            <text:p>insert into card(idcard, fkRessource, level, nbPtPrestige) values (38,4,2,2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office:string-value="insert into card(idcard, fkRessource, level, nbPtPrestige) values (39,4,2,1)" table:formula="of:=&quot;insert into card(idcard, fkRessource, level, nbPtPrestige) values (&quot; &amp; ROW() &amp;&quot;,&quot; &amp; [.B39] &amp; &quot;,&quot; &amp; [.A39] &amp; &quot;,&quot; &amp; [.C39] &amp; &quot;)&quot;" table:style-name="ce1">
            <text:p>insert into card(idcard, fkRessource, level, nbPtPrestige) values (39,4,2,1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office:string-value="insert into card(idcard, fkRessource, level, nbPtPrestige) values (40,2,2,2)" table:formula="of:=&quot;insert into card(idcard, fkRessource, level, nbPtPrestige) values (&quot; &amp; ROW() &amp;&quot;,&quot; &amp; [.B40] &amp; &quot;,&quot; &amp; [.A40] &amp; &quot;,&quot; &amp; [.C40] &amp; &quot;)&quot;" table:style-name="ce1">
            <text:p>insert into card(idcard, fkRessource, level, nbPtPrestige) values (40,2,2,2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office:string-value="insert into card(idcard, fkRessource, level, nbPtPrestige) values (41,2,2,2)" table:formula="of:=&quot;insert into card(idcard, fkRessource, level, nbPtPrestige) values (&quot; &amp; ROW() &amp;&quot;,&quot; &amp; [.B41] &amp; &quot;,&quot; &amp; [.A41] &amp; &quot;,&quot; &amp; [.C41] &amp; &quot;)&quot;" table:style-name="ce1">
            <text:p>insert into card(idcard, fkRessource, level, nbPtPrestige) values (41,2,2,2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office:string-value="insert into card(idcard, fkRessource, level, nbPtPrestige) values (42,3,2,2)" table:formula="of:=&quot;insert into card(idcard, fkRessource, level, nbPtPrestige) values (&quot; &amp; ROW() &amp;&quot;,&quot; &amp; [.B42] &amp; &quot;,&quot; &amp; [.A42] &amp; &quot;,&quot; &amp; [.C42] &amp; &quot;)&quot;" table:style-name="ce1">
            <text:p>insert into card(idcard, fkRessource, level, nbPtPrestige) values (42,3,2,2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office:string-value="insert into card(idcard, fkRessource, level, nbPtPrestige) values (43,1,2,2)" table:formula="of:=&quot;insert into card(idcard, fkRessource, level, nbPtPrestige) values (&quot; &amp; ROW() &amp;&quot;,&quot; &amp; [.B43] &amp; &quot;,&quot; &amp; [.A43] &amp; &quot;,&quot; &amp; [.C43] &amp; &quot;)&quot;" table:style-name="ce1">
            <text:p>insert into card(idcard, fkRessource, level, nbPtPrestige) values (43,1,2,2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string" office:string-value="insert into card(idcard, fkRessource, level, nbPtPrestige) values (44,5,2,3)" table:formula="of:=&quot;insert into card(idcard, fkRessource, level, nbPtPrestige) values (&quot; &amp; ROW() &amp;&quot;,&quot; &amp; [.B44] &amp; &quot;,&quot; &amp; [.A44] &amp; &quot;,&quot; &amp; [.C44] &amp; &quot;)&quot;" table:style-name="ce1">
            <text:p>insert into card(idcard, fkRessource, level, nbPtPrestige) values (44,5,2,3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string" office:string-value="insert into card(idcard, fkRessource, level, nbPtPrestige) values (45,4,2,3)" table:formula="of:=&quot;insert into card(idcard, fkRessource, level, nbPtPrestige) values (&quot; &amp; ROW() &amp;&quot;,&quot; &amp; [.B45] &amp; &quot;,&quot; &amp; [.A45] &amp; &quot;,&quot; &amp; [.C45] &amp; &quot;)&quot;" table:style-name="ce1">
            <text:p>insert into card(idcard, fkRessource, level, nbPtPrestige) values (45,4,2,3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office:string-value="insert into card(idcard, fkRessource, level, nbPtPrestige) values (46,2,2,1)" table:formula="of:=&quot;insert into card(idcard, fkRessource, level, nbPtPrestige) values (&quot; &amp; ROW() &amp;&quot;,&quot; &amp; [.B46] &amp; &quot;,&quot; &amp; [.A46] &amp; &quot;,&quot; &amp; [.C46] &amp; &quot;)&quot;" table:style-name="ce1">
            <text:p>insert into card(idcard, fkRessource, level, nbPtPrestige) values (46,2,2,1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office:string-value="insert into card(idcard, fkRessource, level, nbPtPrestige) values (47,3,2,1)" table:formula="of:=&quot;insert into card(idcard, fkRessource, level, nbPtPrestige) values (&quot; &amp; ROW() &amp;&quot;,&quot; &amp; [.B47] &amp; &quot;,&quot; &amp; [.A47] &amp; &quot;,&quot; &amp; [.C47] &amp; &quot;)&quot;" table:style-name="ce1">
            <text:p>insert into card(idcard, fkRessource, level, nbPtPrestige) values (47,3,2,1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4" table:style-name="ce1"/>
          <table:table-cell office:value-type="string" office:string-value="insert into card(idcard, fkRessource, level, nbPtPrestige) values (48,1,2,3)" table:formula="of:=&quot;insert into card(idcard, fkRessource, level, nbPtPrestige) values (&quot; &amp; ROW() &amp;&quot;,&quot; &amp; [.B48] &amp; &quot;,&quot; &amp; [.A48] &amp; &quot;,&quot; &amp; [.C48] &amp; &quot;)&quot;" table:style-name="ce1">
            <text:p>insert into card(idcard, fkRessource, level, nbPtPrestige) values (48,1,2,3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office:string-value="insert into card(idcard, fkRessource, level, nbPtPrestige) values (49,4,2,1)" table:formula="of:=&quot;insert into card(idcard, fkRessource, level, nbPtPrestige) values (&quot; &amp; ROW() &amp;&quot;,&quot; &amp; [.B49] &amp; &quot;,&quot; &amp; [.A49] &amp; &quot;,&quot; &amp; [.C49] &amp; &quot;)&quot;" table:style-name="ce1">
            <text:p>insert into card(idcard, fkRessource, level, nbPtPrestige) values (49,4,2,1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string" office:string-value="insert into card(idcard, fkRessource, level, nbPtPrestige) values (50,3,2,2)" table:formula="of:=&quot;insert into card(idcard, fkRessource, level, nbPtPrestige) values (&quot; &amp; ROW() &amp;&quot;,&quot; &amp; [.B50] &amp; &quot;,&quot; &amp; [.A50] &amp; &quot;,&quot; &amp; [.C50] &amp; &quot;)&quot;" table:style-name="ce1">
            <text:p>insert into card(idcard, fkRessource, level, nbPtPrestige) values (50,3,2,2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office:string-value="insert into card(idcard, fkRessource, level, nbPtPrestige) values (51,2,2,1)" table:formula="of:=&quot;insert into card(idcard, fkRessource, level, nbPtPrestige) values (&quot; &amp; ROW() &amp;&quot;,&quot; &amp; [.B51] &amp; &quot;,&quot; &amp; [.A51] &amp; &quot;,&quot; &amp; [.C51] &amp; &quot;)&quot;" table:style-name="ce1">
            <text:p>insert into card(idcard, fkRessource, level, nbPtPrestige) values (51,2,2,1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office:string-value="insert into card(idcard, fkRessource, level, nbPtPrestige) values (52,4,2,2)" table:formula="of:=&quot;insert into card(idcard, fkRessource, level, nbPtPrestige) values (&quot; &amp; ROW() &amp;&quot;,&quot; &amp; [.B52] &amp; &quot;,&quot; &amp; [.A52] &amp; &quot;,&quot; &amp; [.C52] &amp; &quot;)&quot;" table:style-name="ce1">
            <text:p>insert into card(idcard, fkRessource, level, nbPtPrestige) values (52,4,2,2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office:string-value="insert into card(idcard, fkRessource, level, nbPtPrestige) values (53,1,2,1)" table:formula="of:=&quot;insert into card(idcard, fkRessource, level, nbPtPrestige) values (&quot; &amp; ROW() &amp;&quot;,&quot; &amp; [.B53] &amp; &quot;,&quot; &amp; [.A53] &amp; &quot;,&quot; &amp; [.C53] &amp; &quot;)&quot;" table:style-name="ce1">
            <text:p>insert into card(idcard, fkRessource, level, nbPtPrestige) values (53,1,2,1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office:string-value="insert into card(idcard, fkRessource, level, nbPtPrestige) values (54,1,2,2)" table:formula="of:=&quot;insert into card(idcard, fkRessource, level, nbPtPrestige) values (&quot; &amp; ROW() &amp;&quot;,&quot; &amp; [.B54] &amp; &quot;,&quot; &amp; [.A54] &amp; &quot;,&quot; &amp; [.C54] &amp; &quot;)&quot;" table:style-name="ce1">
            <text:p>insert into card(idcard, fkRessource, level, nbPtPrestige) values (54,1,2,2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office:string-value="insert into card(idcard, fkRessource, level, nbPtPrestige) values (55,3,2,1)" table:formula="of:=&quot;insert into card(idcard, fkRessource, level, nbPtPrestige) values (&quot; &amp; ROW() &amp;&quot;,&quot; &amp; [.B55] &amp; &quot;,&quot; &amp; [.A55] &amp; &quot;,&quot; &amp; [.C55] &amp; &quot;)&quot;" table:style-name="ce1">
            <text:p>insert into card(idcard, fkRessource, level, nbPtPrestige) values (55,3,2,1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office:string-value="insert into card(idcard, fkRessource, level, nbPtPrestige) values (56,4,2,2)" table:formula="of:=&quot;insert into card(idcard, fkRessource, level, nbPtPrestige) values (&quot; &amp; ROW() &amp;&quot;,&quot; &amp; [.B56] &amp; &quot;,&quot; &amp; [.A56] &amp; &quot;,&quot; &amp; [.C56] &amp; &quot;)&quot;" table:style-name="ce1">
            <text:p>insert into card(idcard, fkRessource, level, nbPtPrestige) values (56,4,2,2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insert into card(idcard, fkRessource, level, nbPtPrestige) values (57,3,2,2)" table:formula="of:=&quot;insert into card(idcard, fkRessource, level, nbPtPrestige) values (&quot; &amp; ROW() &amp;&quot;,&quot; &amp; [.B57] &amp; &quot;,&quot; &amp; [.A57] &amp; &quot;,&quot; &amp; [.C57] &amp; &quot;)&quot;" table:style-name="ce1">
            <text:p>insert into card(idcard, fkRessource, level, nbPtPrestige) values (57,3,2,2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card(idcard, fkRessource, level, nbPtPrestige) values (58,1,2,2)" table:formula="of:=&quot;insert into card(idcard, fkRessource, level, nbPtPrestige) values (&quot; &amp; ROW() &amp;&quot;,&quot; &amp; [.B58] &amp; &quot;,&quot; &amp; [.A58] &amp; &quot;,&quot; &amp; [.C58] &amp; &quot;)&quot;" table:style-name="ce1">
            <text:p>insert into card(idcard, fkRessource, level, nbPtPrestige) values (58,1,2,2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office:string-value="insert into card(idcard, fkRessource, level, nbPtPrestige) values (59,5,2,2)" table:formula="of:=&quot;insert into card(idcard, fkRessource, level, nbPtPrestige) values (&quot; &amp; ROW() &amp;&quot;,&quot; &amp; [.B59] &amp; &quot;,&quot; &amp; [.A59] &amp; &quot;,&quot; &amp; [.C59] &amp; &quot;)&quot;" table:style-name="ce1">
            <text:p>insert into card(idcard, fkRessource, level, nbPtPrestige) values (59,5,2,2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string" office:string-value="insert into card(idcard, fkRessource, level, nbPtPrestige) values (60,2,2,3)" table:formula="of:=&quot;insert into card(idcard, fkRessource, level, nbPtPrestige) values (&quot; &amp; ROW() &amp;&quot;,&quot; &amp; [.B60] &amp; &quot;,&quot; &amp; [.A60] &amp; &quot;,&quot; &amp; [.C60] &amp; &quot;)&quot;" table:style-name="ce1">
            <text:p>insert into card(idcard, fkRessource, level, nbPtPrestige) values (60,2,2,3)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office:string-value="insert into card(idcard, fkRessource, level, nbPtPrestige) values (61,3,2,3)" table:formula="of:=&quot;insert into card(idcard, fkRessource, level, nbPtPrestige) values (&quot; &amp; ROW() &amp;&quot;,&quot; &amp; [.B61] &amp; &quot;,&quot; &amp; [.A61] &amp; &quot;,&quot; &amp; [.C61] &amp; &quot;)&quot;" table:style-name="ce1">
            <text:p>insert into card(idcard, fkRessource, level, nbPtPrestige) values (61,3,2,3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office:string-value="insert into card(idcard, fkRessource, level, nbPtPrestige) values (62,3,1,0)" table:formula="of:=&quot;insert into card(idcard, fkRessource, level, nbPtPrestige) values (&quot; &amp; ROW() &amp;&quot;,&quot; &amp; [.B62] &amp; &quot;,&quot; &amp; [.A62] &amp; &quot;,&quot; &amp; [.C62] &amp; &quot;)&quot;" table:style-name="ce1">
            <text:p>insert into card(idcard, fkRessource, level, nbPtPrestige) values (62,3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string" office:string-value="insert into card(idcard, fkRessource, level, nbPtPrestige) values (63,2,1,0)" table:formula="of:=&quot;insert into card(idcard, fkRessource, level, nbPtPrestige) values (&quot; &amp; ROW() &amp;&quot;,&quot; &amp; [.B63] &amp; &quot;,&quot; &amp; [.A63] &amp; &quot;,&quot; &amp; [.C63] &amp; &quot;)&quot;" table:style-name="ce1">
            <text:p>insert into card(idcard, fkRessource, level, nbPtPrestige) values (63,2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office:string-value="insert into card(idcard, fkRessource, level, nbPtPrestige) values (64,1,1,0)" table:formula="of:=&quot;insert into card(idcard, fkRessource, level, nbPtPrestige) values (&quot; &amp; ROW() &amp;&quot;,&quot; &amp; [.B64] &amp; &quot;,&quot; &amp; [.A64] &amp; &quot;,&quot; &amp; [.C64] &amp; &quot;)&quot;" table:style-name="ce1">
            <text:p>insert into card(idcard, fkRessource, level, nbPtPrestige) values (64,1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office:string-value="insert into card(idcard, fkRessource, level, nbPtPrestige) values (65,5,1,0)" table:formula="of:=&quot;insert into card(idcard, fkRessource, level, nbPtPrestige) values (&quot; &amp; ROW() &amp;&quot;,&quot; &amp; [.B65] &amp; &quot;,&quot; &amp; [.A65] &amp; &quot;,&quot; &amp; [.C65] &amp; &quot;)&quot;" table:style-name="ce1">
            <text:p>insert into card(idcard, fkRessource, level, nbPtPrestige) values (65,5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office:string-value="insert into card(idcard, fkRessource, level, nbPtPrestige) values (66,4,1,0)" table:formula="of:=&quot;insert into card(idcard, fkRessource, level, nbPtPrestige) values (&quot; &amp; ROW() &amp;&quot;,&quot; &amp; [.B66] &amp; &quot;,&quot; &amp; [.A66] &amp; &quot;,&quot; &amp; [.C66] &amp; &quot;)&quot;" table:style-name="ce1">
            <text:p>insert into card(idcard, fkRessource, level, nbPtPrestige) values (66,4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office:string-value="insert into card(idcard, fkRessource, level, nbPtPrestige) values (67,5,1,0)" table:formula="of:=&quot;insert into card(idcard, fkRessource, level, nbPtPrestige) values (&quot; &amp; ROW() &amp;&quot;,&quot; &amp; [.B67] &amp; &quot;,&quot; &amp; [.A67] &amp; &quot;,&quot; &amp; [.C67] &amp; &quot;)&quot;" table:style-name="ce1">
            <text:p>insert into card(idcard, fkRessource, level, nbPtPrestige) values (67,5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office:string-value="insert into card(idcard, fkRessource, level, nbPtPrestige) values (68,5,1,0)" table:formula="of:=&quot;insert into card(idcard, fkRessource, level, nbPtPrestige) values (&quot; &amp; ROW() &amp;&quot;,&quot; &amp; [.B68] &amp; &quot;,&quot; &amp; [.A68] &amp; &quot;,&quot; &amp; [.C68] &amp; &quot;)&quot;" table:style-name="ce1">
            <text:p>insert into card(idcard, fkRessource, level, nbPtPrestige) values (68,5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office:string-value="insert into card(idcard, fkRessource, level, nbPtPrestige) values (69,5,1,0)" table:formula="of:=&quot;insert into card(idcard, fkRessource, level, nbPtPrestige) values (&quot; &amp; ROW() &amp;&quot;,&quot; &amp; [.B69] &amp; &quot;,&quot; &amp; [.A69] &amp; &quot;,&quot; &amp; [.C69] &amp; &quot;)&quot;" table:style-name="ce1">
            <text:p>insert into card(idcard, fkRessource, level, nbPtPrestige) values (69,5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insert into card(idcard, fkRessource, level, nbPtPrestige) values (70,5,1,0)" table:formula="of:=&quot;insert into card(idcard, fkRessource, level, nbPtPrestige) values (&quot; &amp; ROW() &amp;&quot;,&quot; &amp; [.B70] &amp; &quot;,&quot; &amp; [.A70] &amp; &quot;,&quot; &amp; [.C70] &amp; &quot;)&quot;" table:style-name="ce1">
            <text:p>insert into card(idcard, fkRessource, level, nbPtPrestige) values (70,5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office:string-value="insert into card(idcard, fkRessource, level, nbPtPrestige) values (71,5,1,0)" table:formula="of:=&quot;insert into card(idcard, fkRessource, level, nbPtPrestige) values (&quot; &amp; ROW() &amp;&quot;,&quot; &amp; [.B71] &amp; &quot;,&quot; &amp; [.A71] &amp; &quot;,&quot; &amp; [.C71] &amp; &quot;)&quot;" table:style-name="ce1">
            <text:p>insert into card(idcard, fkRessource, level, nbPtPrestige) values (71,5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insert into card(idcard, fkRessource, level, nbPtPrestige) values (72,5,1,0)" table:formula="of:=&quot;insert into card(idcard, fkRessource, level, nbPtPrestige) values (&quot; &amp; ROW() &amp;&quot;,&quot; &amp; [.B72] &amp; &quot;,&quot; &amp; [.A72] &amp; &quot;,&quot; &amp; [.C72] &amp; &quot;)&quot;" table:style-name="ce1">
            <text:p>insert into card(idcard, fkRessource, level, nbPtPrestige) values (72,5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office:string-value="insert into card(idcard, fkRessource, level, nbPtPrestige) values (73,5,1,1)" table:formula="of:=&quot;insert into card(idcard, fkRessource, level, nbPtPrestige) values (&quot; &amp; ROW() &amp;&quot;,&quot; &amp; [.B73] &amp; &quot;,&quot; &amp; [.A73] &amp; &quot;,&quot; &amp; [.C73] &amp; &quot;)&quot;" table:style-name="ce1">
            <text:p>insert into card(idcard, fkRessource, level, nbPtPrestige) values (73,5,1,1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office:string-value="insert into card(idcard, fkRessource, level, nbPtPrestige) values (74,1,1,0)" table:formula="of:=&quot;insert into card(idcard, fkRessource, level, nbPtPrestige) values (&quot; &amp; ROW() &amp;&quot;,&quot; &amp; [.B74] &amp; &quot;,&quot; &amp; [.A74] &amp; &quot;,&quot; &amp; [.C74] &amp; &quot;)&quot;" table:style-name="ce1">
            <text:p>insert into card(idcard, fkRessource, level, nbPtPrestige) values (74,1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string" office:string-value="insert into card(idcard, fkRessource, level, nbPtPrestige) values (75,1,1,0)" table:formula="of:=&quot;insert into card(idcard, fkRessource, level, nbPtPrestige) values (&quot; &amp; ROW() &amp;&quot;,&quot; &amp; [.B75] &amp; &quot;,&quot; &amp; [.A75] &amp; &quot;,&quot; &amp; [.C75] &amp; &quot;)&quot;" table:style-name="ce1">
            <text:p>insert into card(idcard, fkRessource, level, nbPtPrestige) values (75,1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office:string-value="insert into card(idcard, fkRessource, level, nbPtPrestige) values (76,1,1,0)" table:formula="of:=&quot;insert into card(idcard, fkRessource, level, nbPtPrestige) values (&quot; &amp; ROW() &amp;&quot;,&quot; &amp; [.B76] &amp; &quot;,&quot; &amp; [.A76] &amp; &quot;,&quot; &amp; [.C76] &amp; &quot;)&quot;" table:style-name="ce1">
            <text:p>insert into card(idcard, fkRessource, level, nbPtPrestige) values (76,1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office:string-value="insert into card(idcard, fkRessource, level, nbPtPrestige) values (77,1,1,0)" table:formula="of:=&quot;insert into card(idcard, fkRessource, level, nbPtPrestige) values (&quot; &amp; ROW() &amp;&quot;,&quot; &amp; [.B77] &amp; &quot;,&quot; &amp; [.A77] &amp; &quot;,&quot; &amp; [.C77] &amp; &quot;)&quot;" table:style-name="ce1">
            <text:p>insert into card(idcard, fkRessource, level, nbPtPrestige) values (77,1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office:string-value="insert into card(idcard, fkRessource, level, nbPtPrestige) values (78,1,1,0)" table:formula="of:=&quot;insert into card(idcard, fkRessource, level, nbPtPrestige) values (&quot; &amp; ROW() &amp;&quot;,&quot; &amp; [.B78] &amp; &quot;,&quot; &amp; [.A78] &amp; &quot;,&quot; &amp; [.C78] &amp; &quot;)&quot;" table:style-name="ce1">
            <text:p>insert into card(idcard, fkRessource, level, nbPtPrestige) values (78,1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card(idcard, fkRessource, level, nbPtPrestige) values (79,1,1,0)" table:formula="of:=&quot;insert into card(idcard, fkRessource, level, nbPtPrestige) values (&quot; &amp; ROW() &amp;&quot;,&quot; &amp; [.B79] &amp; &quot;,&quot; &amp; [.A79] &amp; &quot;,&quot; &amp; [.C79] &amp; &quot;)&quot;" table:style-name="ce1">
            <text:p>insert into card(idcard, fkRessource, level, nbPtPrestige) values (79,1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string" office:string-value="insert into card(idcard, fkRessource, level, nbPtPrestige) values (80,1,1,1)" table:formula="of:=&quot;insert into card(idcard, fkRessource, level, nbPtPrestige) values (&quot; &amp; ROW() &amp;&quot;,&quot; &amp; [.B80] &amp; &quot;,&quot; &amp; [.A80] &amp; &quot;,&quot; &amp; [.C80] &amp; &quot;)&quot;" table:style-name="ce1">
            <text:p>insert into card(idcard, fkRessource, level, nbPtPrestige) values (80,1,1,1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office:string-value="insert into card(idcard, fkRessource, level, nbPtPrestige) values (81,3,1,0)" table:formula="of:=&quot;insert into card(idcard, fkRessource, level, nbPtPrestige) values (&quot; &amp; ROW() &amp;&quot;,&quot; &amp; [.B81] &amp; &quot;,&quot; &amp; [.A81] &amp; &quot;,&quot; &amp; [.C81] &amp; &quot;)&quot;" table:style-name="ce1">
            <text:p>insert into card(idcard, fkRessource, level, nbPtPrestige) values (81,3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office:string-value="insert into card(idcard, fkRessource, level, nbPtPrestige) values (82,3,1,0)" table:formula="of:=&quot;insert into card(idcard, fkRessource, level, nbPtPrestige) values (&quot; &amp; ROW() &amp;&quot;,&quot; &amp; [.B82] &amp; &quot;,&quot; &amp; [.A82] &amp; &quot;,&quot; &amp; [.C82] &amp; &quot;)&quot;" table:style-name="ce1">
            <text:p>insert into card(idcard, fkRessource, level, nbPtPrestige) values (82,3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office:string-value="insert into card(idcard, fkRessource, level, nbPtPrestige) values (83,3,1,0)" table:formula="of:=&quot;insert into card(idcard, fkRessource, level, nbPtPrestige) values (&quot; &amp; ROW() &amp;&quot;,&quot; &amp; [.B83] &amp; &quot;,&quot; &amp; [.A83] &amp; &quot;,&quot; &amp; [.C83] &amp; &quot;)&quot;" table:style-name="ce1">
            <text:p>insert into card(idcard, fkRessource, level, nbPtPrestige) values (83,3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office:string-value="insert into card(idcard, fkRessource, level, nbPtPrestige) values (84,3,1,0)" table:formula="of:=&quot;insert into card(idcard, fkRessource, level, nbPtPrestige) values (&quot; &amp; ROW() &amp;&quot;,&quot; &amp; [.B84] &amp; &quot;,&quot; &amp; [.A84] &amp; &quot;,&quot; &amp; [.C84] &amp; &quot;)&quot;" table:style-name="ce1">
            <text:p>insert into card(idcard, fkRessource, level, nbPtPrestige) values (84,3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card(idcard, fkRessource, level, nbPtPrestige) values (85,3,1,0)" table:formula="of:=&quot;insert into card(idcard, fkRessource, level, nbPtPrestige) values (&quot; &amp; ROW() &amp;&quot;,&quot; &amp; [.B85] &amp; &quot;,&quot; &amp; [.A85] &amp; &quot;,&quot; &amp; [.C85] &amp; &quot;)&quot;" table:style-name="ce1">
            <text:p>insert into card(idcard, fkRessource, level, nbPtPrestige) values (85,3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card(idcard, fkRessource, level, nbPtPrestige) values (86,3,1,0)" table:formula="of:=&quot;insert into card(idcard, fkRessource, level, nbPtPrestige) values (&quot; &amp; ROW() &amp;&quot;,&quot; &amp; [.B86] &amp; &quot;,&quot; &amp; [.A86] &amp; &quot;,&quot; &amp; [.C86] &amp; &quot;)&quot;" table:style-name="ce1">
            <text:p>insert into card(idcard, fkRessource, level, nbPtPrestige) values (86,3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office:string-value="insert into card(idcard, fkRessource, level, nbPtPrestige) values (87,3,1,1)" table:formula="of:=&quot;insert into card(idcard, fkRessource, level, nbPtPrestige) values (&quot; &amp; ROW() &amp;&quot;,&quot; &amp; [.B87] &amp; &quot;,&quot; &amp; [.A87] &amp; &quot;,&quot; &amp; [.C87] &amp; &quot;)&quot;" table:style-name="ce1">
            <text:p>insert into card(idcard, fkRessource, level, nbPtPrestige) values (87,3,1,1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office:string-value="insert into card(idcard, fkRessource, level, nbPtPrestige) values (88,4,1,0)" table:formula="of:=&quot;insert into card(idcard, fkRessource, level, nbPtPrestige) values (&quot; &amp; ROW() &amp;&quot;,&quot; &amp; [.B88] &amp; &quot;,&quot; &amp; [.A88] &amp; &quot;,&quot; &amp; [.C88] &amp; &quot;)&quot;" table:style-name="ce1">
            <text:p>insert into card(idcard, fkRessource, level, nbPtPrestige) values (88,4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office:string-value="insert into card(idcard, fkRessource, level, nbPtPrestige) values (89,4,1,0)" table:formula="of:=&quot;insert into card(idcard, fkRessource, level, nbPtPrestige) values (&quot; &amp; ROW() &amp;&quot;,&quot; &amp; [.B89] &amp; &quot;,&quot; &amp; [.A89] &amp; &quot;,&quot; &amp; [.C89] &amp; &quot;)&quot;" table:style-name="ce1">
            <text:p>insert into card(idcard, fkRessource, level, nbPtPrestige) values (89,4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office:string-value="insert into card(idcard, fkRessource, level, nbPtPrestige) values (90,4,1,0)" table:formula="of:=&quot;insert into card(idcard, fkRessource, level, nbPtPrestige) values (&quot; &amp; ROW() &amp;&quot;,&quot; &amp; [.B90] &amp; &quot;,&quot; &amp; [.A90] &amp; &quot;,&quot; &amp; [.C90] &amp; &quot;)&quot;" table:style-name="ce1">
            <text:p>insert into card(idcard, fkRessource, level, nbPtPrestige) values (90,4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office:string-value="insert into card(idcard, fkRessource, level, nbPtPrestige) values (91,4,1,0)" table:formula="of:=&quot;insert into card(idcard, fkRessource, level, nbPtPrestige) values (&quot; &amp; ROW() &amp;&quot;,&quot; &amp; [.B91] &amp; &quot;,&quot; &amp; [.A91] &amp; &quot;,&quot; &amp; [.C91] &amp; &quot;)&quot;" table:style-name="ce1">
            <text:p>insert into card(idcard, fkRessource, level, nbPtPrestige) values (91,4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office:string-value="insert into card(idcard, fkRessource, level, nbPtPrestige) values (92,4,1,0)" table:formula="of:=&quot;insert into card(idcard, fkRessource, level, nbPtPrestige) values (&quot; &amp; ROW() &amp;&quot;,&quot; &amp; [.B92] &amp; &quot;,&quot; &amp; [.A92] &amp; &quot;,&quot; &amp; [.C92] &amp; &quot;)&quot;" table:style-name="ce1">
            <text:p>insert into card(idcard, fkRessource, level, nbPtPrestige) values (92,4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insert into card(idcard, fkRessource, level, nbPtPrestige) values (93,4,1,0)" table:formula="of:=&quot;insert into card(idcard, fkRessource, level, nbPtPrestige) values (&quot; &amp; ROW() &amp;&quot;,&quot; &amp; [.B93] &amp; &quot;,&quot; &amp; [.A93] &amp; &quot;,&quot; &amp; [.C93] &amp; &quot;)&quot;" table:style-name="ce1">
            <text:p>insert into card(idcard, fkRessource, level, nbPtPrestige) values (93,4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string" office:string-value="insert into card(idcard, fkRessource, level, nbPtPrestige) values (94,4,1,1)" table:formula="of:=&quot;insert into card(idcard, fkRessource, level, nbPtPrestige) values (&quot; &amp; ROW() &amp;&quot;,&quot; &amp; [.B94] &amp; &quot;,&quot; &amp; [.A94] &amp; &quot;,&quot; &amp; [.C94] &amp; &quot;)&quot;" table:style-name="ce1">
            <text:p>insert into card(idcard, fkRessource, level, nbPtPrestige) values (94,4,1,1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card(idcard, fkRessource, level, nbPtPrestige) values (95,2,1,0)" table:formula="of:=&quot;insert into card(idcard, fkRessource, level, nbPtPrestige) values (&quot; &amp; ROW() &amp;&quot;,&quot; &amp; [.B95] &amp; &quot;,&quot; &amp; [.A95] &amp; &quot;,&quot; &amp; [.C95] &amp; &quot;)&quot;" table:style-name="ce1">
            <text:p>insert into card(idcard, fkRessource, level, nbPtPrestige) values (95,2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insert into card(idcard, fkRessource, level, nbPtPrestige) values (96,2,1,0)" table:formula="of:=&quot;insert into card(idcard, fkRessource, level, nbPtPrestige) values (&quot; &amp; ROW() &amp;&quot;,&quot; &amp; [.B96] &amp; &quot;,&quot; &amp; [.A96] &amp; &quot;,&quot; &amp; [.C96] &amp; &quot;)&quot;" table:style-name="ce1">
            <text:p>insert into card(idcard, fkRessource, level, nbPtPrestige) values (96,2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card(idcard, fkRessource, level, nbPtPrestige) values (97,2,1,0)" table:formula="of:=&quot;insert into card(idcard, fkRessource, level, nbPtPrestige) values (&quot; &amp; ROW() &amp;&quot;,&quot; &amp; [.B97] &amp; &quot;,&quot; &amp; [.A97] &amp; &quot;,&quot; &amp; [.C97] &amp; &quot;)&quot;" table:style-name="ce1">
            <text:p>insert into card(idcard, fkRessource, level, nbPtPrestige) values (97,2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office:string-value="insert into card(idcard, fkRessource, level, nbPtPrestige) values (98,2,1,0)" table:formula="of:=&quot;insert into card(idcard, fkRessource, level, nbPtPrestige) values (&quot; &amp; ROW() &amp;&quot;,&quot; &amp; [.B98] &amp; &quot;,&quot; &amp; [.A98] &amp; &quot;,&quot; &amp; [.C98] &amp; &quot;)&quot;" table:style-name="ce1">
            <text:p>insert into card(idcard, fkRessource, level, nbPtPrestige) values (98,2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office:string-value="insert into card(idcard, fkRessource, level, nbPtPrestige) values (99,2,1,0)" table:formula="of:=&quot;insert into card(idcard, fkRessource, level, nbPtPrestige) values (&quot; &amp; ROW() &amp;&quot;,&quot; &amp; [.B99] &amp; &quot;,&quot; &amp; [.A99] &amp; &quot;,&quot; &amp; [.C99] &amp; &quot;)&quot;" table:style-name="ce1">
            <text:p>insert into card(idcard, fkRessource, level, nbPtPrestige) values (99,2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office:string-value="insert into card(idcard, fkRessource, level, nbPtPrestige) values (100,2,1,0)" table:formula="of:=&quot;insert into card(idcard, fkRessource, level, nbPtPrestige) values (&quot; &amp; ROW() &amp;&quot;,&quot; &amp; [.B100] &amp; &quot;,&quot; &amp; [.A100] &amp; &quot;,&quot; &amp; [.C100] &amp; &quot;)&quot;" table:style-name="ce1">
            <text:p>insert into card(idcard, fkRessource, level, nbPtPrestige) values (100,2,1,0)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office:string-value="insert into card(idcard, fkRessource, level, nbPtPrestige) values (101,2,1,1)" table:formula="of:=&quot;insert into card(idcard, fkRessource, level, nbPtPrestige) values (&quot; &amp; ROW() &amp;&quot;,&quot; &amp; [.B101] &amp; &quot;,&quot; &amp; [.A101] &amp; &quot;,&quot; &amp; [.C101] &amp; &quot;)&quot;" table:style-name="ce1">
            <text:p>insert into card(idcard, fkRessource, level, nbPtPrestige) values (101,2,1,1)</text:p>
          </table:table-cell>
          <table:table-cell table:number-columns-repeated="16375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>RODRIGUES-FRAGA Brian</meta:initial-creator>
    <dc:creator>RODRIGUES-FRAGA Brian</dc:creator>
    <meta:creation-date>2018-08-24T10:17:12Z</meta:creation-date>
    <dc:date>2018-09-07T10:05:29Z</dc:date>
    <meta:template xlink:href="" xlink:type="simple"/>
    <meta:editing-cycles>4</meta:editing-cycles>
    <meta:editing-duration>PT4860S</meta:editing-duration>
  </office:meta>
</office:document-meta>
</file>